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Лист1" table:style-name="ta1">
        <table:shapes>
          <draw:frame draw:z-index="0" draw:style-name="gr1" svg:width="15.999cm" svg:height="8.999cm" svg:x="23.79cm" svg:y="1.753cm">
            <draw:object draw:notify-on-update-of-ranges="Лист1.I1:Лист1.I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29335952147553">
            <text:p>0,0002933595</text:p>
          </table:table-cell>
          <table:table-cell/>
          <table:table-cell table:formula="of:=[.C1]/[.G1]" office:value-type="float" office:value="1.07534042100073">
            <text:p>1,075340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18463406461269">
            <text:p>0,0011846341</text:p>
          </table:table-cell>
          <table:table-cell/>
          <table:table-cell table:formula="of:=[.C2]/[.G2]" office:value-type="float" office:value="1.10129679687724">
            <text:p>1,1012967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623440240919069">
            <text:p>0,0062344024</text:p>
          </table:table-cell>
          <table:table-cell/>
          <table:table-cell table:formula="of:=[.C3]/[.G3]" office:value-type="float" office:value="1.12458172367013">
            <text:p>1,12458172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92416252472541">
            <text:p>0,0492416252</text:p>
          </table:table-cell>
          <table:table-cell/>
          <table:table-cell table:formula="of:=[.C4]/[.G4]" office:value-type="float" office:value="0.761349969700518">
            <text:p>0,7613499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68097810023444">
            <text:p>0,16809781</text:p>
          </table:table-cell>
          <table:table-cell/>
          <table:table-cell table:formula="of:=[.C5]/[.G5]" office:value-type="float" office:value="1.13850466687169">
            <text:p>1,13850466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777594976671851">
            <text:p>0,7775949767</text:p>
          </table:table-cell>
          <table:table-cell/>
          <table:table-cell table:formula="of:=[.C6]/[.G6]" office:value-type="float" office:value="1.12245105207245">
            <text:p>1,1224510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4299897142856">
            <text:p>3,4299897143</text:p>
          </table:table-cell>
          <table:table-cell/>
          <table:table-cell table:formula="of:=[.C7]/[.G7]" office:value-type="float" office:value="1.08454841616416">
            <text:p>1,08454841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7.2222115930086">
            <text:p>17,222211593</text:p>
          </table:table-cell>
          <table:table-cell/>
          <table:table-cell table:formula="of:=[.C8]/[.G8]" office:value-type="float" office:value="1.12258075798875">
            <text:p>1,1225807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97.09999010989">
            <text:p>97,0999901099</text:p>
          </table:table-cell>
          <table:table-cell/>
          <table:table-cell table:formula="of:=[.C9]/[.G9]" office:value-type="float" office:value="1.12827555844813">
            <text:p>1,1282755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67.99999010989">
            <text:p>467,9999901099</text:p>
          </table:table-cell>
          <table:table-cell/>
          <table:table-cell table:formula="of:=[.C10]/[.G10]" office:value-type="float" office:value="1.0790598300966">
            <text:p>1,07905983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651.99999014319">
            <text:p>2651,9999901432</text:p>
          </table:table-cell>
          <table:table-cell/>
          <table:table-cell table:formula="of:=[.C11]/[.G11]" office:value-type="float" office:value="1.09917043768718">
            <text:p>1,099170437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686409291222916">
            <text:p>0,0068640929</text:p>
          </table:table-cell>
          <table:table-cell/>
          <table:table-cell table:formula="of:=[.C14]/[.G14]" office:value-type="float" office:value="1.03141178879022">
            <text:p>1,0314117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935">
            <text:p>0,03935</text:p>
          </table:table-cell>
          <table:table-cell/>
          <table:table-cell table:formula="of:=[.C15]/[.G15]" office:value-type="float" office:value="1.05862009344374">
            <text:p>1,05862009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7162427815654">
            <text:p>0,1271624278</text:p>
          </table:table-cell>
          <table:table-cell/>
          <table:table-cell table:formula="of:=[.C16]/[.G16]" office:value-type="float" office:value="1.09610230618714">
            <text:p>1,0961023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98471389713155">
            <text:p>0,5984713897</text:p>
          </table:table-cell>
          <table:table-cell/>
          <table:table-cell table:formula="of:=[.C17]/[.G17]" office:value-type="float" office:value="1.14733320027658">
            <text:p>1,147333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.44828993045001">
            <text:p>3,4482899305</text:p>
          </table:table-cell>
          <table:table-cell/>
          <table:table-cell table:formula="of:=[.C18]/[.G18]" office:value-type="float" office:value="1.20460191876168">
            <text:p>1,2046019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7974126024525">
            <text:p>10,7974126025</text:p>
          </table:table-cell>
          <table:table-cell/>
          <table:table-cell table:formula="of:=[.C19]/[.G19]" office:value-type="float" office:value="1.11021550434463">
            <text:p>1,11021550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1.1049322297185">
            <text:p>51,1049322297</text:p>
          </table:table-cell>
          <table:table-cell/>
          <table:table-cell table:formula="of:=[.C20]/[.G20]" office:value-type="float" office:value="1.1533295810576">
            <text:p>1,1533295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12.99966288625">
            <text:p>312,9996628863</text:p>
          </table:table-cell>
          <table:table-cell/>
          <table:table-cell table:formula="of:=[.C21]/[.G21]" office:value-type="float" office:value="1.24920152659325">
            <text:p>1,24920152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262.99965833333">
            <text:p>1262,9996583333</text:p>
          </table:table-cell>
          <table:table-cell/>
          <table:table-cell table:formula="of:=[.C22]/[.G22]" office:value-type="float" office:value="1.09263658864724">
            <text:p>1,0926365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6461.99966597904">
            <text:p>6461,999665979</text:p>
          </table:table-cell>
          <table:table-cell/>
          <table:table-cell table:formula="of:=[.C23]/[.G23]" office:value-type="float" office:value="1.08650572778021">
            <text:p>1,08650572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6825.9996541667">
            <text:p>36825,9996541667</text:p>
          </table:table-cell>
          <table:table-cell/>
          <table:table-cell table:formula="of:=[.C24]/[.G24]" office:value-type="float" office:value="1.07337207483595">
            <text:p>1,073372074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/>
          <table:table-cell table:formula="of:=[.C4]/[.C30]" office:value-type="float" office:value="0.0374901098900012">
            <text:p>0,0374901099</text:p>
          </table:table-cell>
          <table:table-cell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/>
          <table:table-cell table:formula="of:=[.C5]/[.C31]" office:value-type="float" office:value="0.095690070601301">
            <text:p>0,0956900706</text:p>
          </table:table-cell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/>
          <table:table-cell table:formula="of:=[.C6]/[.C32]" office:value-type="float" office:value="0.436406149825784">
            <text:p>0,4364061498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/>
          <table:table-cell table:formula="of:=[.C7]/[.C33]" office:value-type="float" office:value="1.8599949560439">
            <text:p>1,859994956</text:p>
          </table:table-cell>
          <table:table-cell table:number-columns-repeated="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">
            <text:p>3</text:p>
          </table:table-cell>
          <table:table-cell/>
          <table:table-cell table:formula="of:=[.C8]/[.C34]" office:value-type="float" office:value="6.44444111477408">
            <text:p>6,4444411148</text:p>
          </table:table-cell>
          <table:table-cell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">
            <text:p>6</text:p>
          </table:table-cell>
          <table:table-cell/>
          <table:table-cell table:formula="of:=[.C9]/[.C35]" office:value-type="float" office:value="18.2592575944241">
            <text:p>18,2592575944</text:p>
          </table:table-cell>
          <table:table-cell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16">
            <text:p>16</text:p>
          </table:table-cell>
          <table:table-cell/>
          <table:table-cell table:formula="of:=[.C10]/[.C36]" office:value-type="float" office:value="31.5624993633242">
            <text:p>31,5624993633</text:p>
          </table:table-cell>
          <table:table-cell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680">
            <text:p>2680</text:p>
          </table:table-cell>
          <table:table-cell table:style-name="ce1" office:value-type="float" office:value="69">
            <text:p>69</text:p>
          </table:table-cell>
          <table:table-cell/>
          <table:table-cell table:formula="of:=[.C11]/[.C37]" office:value-type="float" office:value="42.2463766653926">
            <text:p>42,2463766654</text:p>
          </table:table-cell>
          <table:table-cell table:number-columns-repeated="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4200">
            <text:p>14200</text:p>
          </table:table-cell>
          <table:table-cell table:style-name="ce1" office:value-type="float" office:value="376">
            <text:p>376</text:p>
          </table:table-cell>
          <table:table-cell table:number-columns-repeated="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73712">
            <text:p>73712</text:p>
          </table:table-cell>
          <table:table-cell table:style-name="ce1" office:value-type="float" office:value="2311">
            <text:p>2311</text:p>
          </table:table-cell>
          <table:table-cell table:number-columns-repeated="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365596">
            <text:p>365596</text:p>
          </table:table-cell>
          <table:table-cell table:style-name="ce1" office:value-type="float" office:value="15411">
            <text:p>15411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279184">
            <text:p>2279184</text:p>
          </table:table-cell>
          <table:table-cell table:style-name="ce1" office:value-type="float" office:value="108587">
            <text:p>108587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4772512">
            <text:p>14772512</text:p>
          </table:table-cell>
          <table:table-cell table:style-name="ce1" office:value-type="float" office:value="812945">
            <text:p>812945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212765502354788">
            <text:p>0,0212765502</text:p>
          </table:table-cell>
          <table:table-cell/>
          <table:table-cell table:formula="of:=[.B1]=[.F1]" office:value-type="boolean" office:boolean-value="true">
            <text:p>ИСТИНА</text:p>
          </table:table-cell>
          <table:table-cell table:number-columns-repeated="2"/>
          <table:table-cell table:formula="of:=[.C1]/[.G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1180555555556">
            <text:p>0,0411180556</text:p>
          </table:table-cell>
          <table:table-cell/>
          <table:table-cell table:formula="of:=[.B2]=[.F2]" office:value-type="boolean" office:boolean-value="true">
            <text:p>ИСТИНА</text:p>
          </table:table-cell>
          <table:table-cell table:number-columns-repeated="2"/>
          <table:table-cell table:formula="of:=[.C2]/[.G2]" office:value-type="float" office:value="1.01309996579794">
            <text:p>1,0130999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35166666666667">
            <text:p>0,0935166667</text:p>
          </table:table-cell>
          <table:table-cell/>
          <table:table-cell table:formula="of:=[.B3]=[.F3]" office:value-type="boolean" office:boolean-value="true">
            <text:p>ИСТИНА</text:p>
          </table:table-cell>
          <table:table-cell table:number-columns-repeated="2"/>
          <table:table-cell table:formula="of:=[.C3]/[.G3]" office:value-type="float" office:value="1.490461918258">
            <text:p>1,49046191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9025757170853">
            <text:p>0,2890257572</text:p>
          </table:table-cell>
          <table:table-cell/>
          <table:table-cell table:formula="of:=[.B4]=[.F4]" office:value-type="boolean" office:boolean-value="true">
            <text:p>ИСТИНА</text:p>
          </table:table-cell>
          <table:table-cell table:number-columns-repeated="2"/>
          <table:table-cell table:formula="of:=[.C4]/[.G4]" office:value-type="float" office:value="2.37572630742272">
            <text:p>2,37572630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.05776732660102">
            <text:p>1,0577673266</text:p>
          </table:table-cell>
          <table:table-cell/>
          <table:table-cell table:formula="of:=[.B5]=[.F5]" office:value-type="boolean" office:boolean-value="true">
            <text:p>ИСТИНА</text:p>
          </table:table-cell>
          <table:table-cell table:number-columns-repeated="2"/>
          <table:table-cell table:formula="of:=[.C5]/[.G5]" office:value-type="float" office:value="3.92696632066937">
            <text:p>3,9269663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42960721608991">
            <text:p>3,4296072161</text:p>
          </table:table-cell>
          <table:table-cell/>
          <table:table-cell table:formula="of:=[.B6]=[.F6]" office:value-type="boolean" office:boolean-value="true">
            <text:p>ИСТИНА</text:p>
          </table:table-cell>
          <table:table-cell table:number-columns-repeated="2"/>
          <table:table-cell table:formula="of:=[.C6]/[.G6]" office:value-type="float" office:value="3.49528506407671">
            <text:p>3,49528506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.3110837431694">
            <text:p>13,3110837432</text:p>
          </table:table-cell>
          <table:table-cell/>
          <table:table-cell table:formula="of:=[.B7]=[.F7]" office:value-type="boolean" office:boolean-value="true">
            <text:p>ИСТИНА</text:p>
          </table:table-cell>
          <table:table-cell table:number-columns-repeated="2"/>
          <table:table-cell table:formula="of:=[.C7]/[.G7]" office:value-type="float" office:value="4.42795126345172">
            <text:p>4,42795126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56.578554584511">
            <text:p>56,5785545845</text:p>
          </table:table-cell>
          <table:table-cell/>
          <table:table-cell table:formula="of:=[.B8]=[.F8]" office:value-type="boolean" office:boolean-value="true">
            <text:p>ИСТИНА</text:p>
          </table:table-cell>
          <table:table-cell table:number-columns-repeated="2"/>
          <table:table-cell table:formula="of:=[.C8]/[.G8]" office:value-type="float" office:value="6.9107395827273">
            <text:p>6,91073958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325.332958333333">
            <text:p>325,3329583333</text:p>
          </table:table-cell>
          <table:table-cell/>
          <table:table-cell table:formula="of:=[.B9]=[.F9]" office:value-type="boolean" office:boolean-value="true">
            <text:p>ИСТИНА</text:p>
          </table:table-cell>
          <table:table-cell table:number-columns-repeated="2"/>
          <table:table-cell table:formula="of:=[.C9]/[.G9]" office:value-type="float" office:value="4.24180705580411">
            <text:p>4,24180705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139.999625">
            <text:p>1139,999625</text:p>
          </table:table-cell>
          <table:table-cell/>
          <table:table-cell table:formula="of:=[.B10]=[.F10]" office:value-type="boolean" office:boolean-value="true">
            <text:p>ИСТИНА</text:p>
          </table:table-cell>
          <table:table-cell table:number-columns-repeated="2"/>
          <table:table-cell table:formula="of:=[.C10]/[.G10]" office:value-type="float" office:value="6.1587736487194">
            <text:p>6,15877364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5924.99963333333">
            <text:p>5924,9996333333</text:p>
          </table:table-cell>
          <table:table-cell/>
          <table:table-cell table:formula="of:=[.B11]=[.F11]" office:value-type="boolean" office:boolean-value="true">
            <text:p>ИСТИНА</text:p>
          </table:table-cell>
          <table:table-cell table:number-columns-repeated="2"/>
          <table:table-cell table:formula="of:=[.C11]/[.G11]" office:value-type="float" office:value="6.67139275997941">
            <text:p>6,67139276</text:p>
          </table:table-cell>
        </table:table-row>
        <table:table-row table:style-name="ro1">
          <table:table-cell/>
          <table:table-cell/>
          <table:table-cell table:number-columns-repeated="3"/>
          <table:table-cell/>
          <table:table-cell table:number-columns-repeated="2"/>
          <table:table-cell table:formula="of:=[.B12]=[.F12]" office:value-type="boolean" office:boolean-value="true">
            <text:p>ИСТИНА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733939301641083">
            <text:p>0,0007339393</text:p>
          </table:table-cell>
          <table:table-cell/>
          <table:table-cell table:formula="of:=[.B13]=[.F13]" office:value-type="boolean" office:boolean-value="true">
            <text:p>ИСТИНА</text:p>
          </table:table-cell>
          <table:table-cell table:formula="of:=[.F1]=[.F13]" office:value-type="boolean" office:boolean-value="true">
            <text:p>ИСТИНА</text:p>
          </table:table-cell>
          <table:table-cell/>
          <table:table-cell table:formula="of:=[.C13]/[.G13]" office:value-type="float" office:value="0.429819401444645">
            <text:p>0,4298194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9835444318313">
            <text:p>0,0013983544</text:p>
          </table:table-cell>
          <table:table-cell/>
          <table:table-cell table:formula="of:=[.B14]=[.F14]" office:value-type="boolean" office:boolean-value="true">
            <text:p>ИСТИНА</text:p>
          </table:table-cell>
          <table:table-cell table:formula="of:=[.F2]=[.F14]" office:value-type="boolean" office:boolean-value="true">
            <text:p>ИСТИНА</text:p>
          </table:table-cell>
          <table:table-cell/>
          <table:table-cell table:formula="of:=[.C14]/[.G14]" office:value-type="float" office:value="0.932977834904174">
            <text:p>0,93297783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303953532525666">
            <text:p>0,0030395353</text:p>
          </table:table-cell>
          <table:table-cell/>
          <table:table-cell table:formula="of:=[.B15]=[.F15]" office:value-type="boolean" office:boolean-value="true">
            <text:p>ИСТИНА</text:p>
          </table:table-cell>
          <table:table-cell table:formula="of:=[.F3]=[.F15]" office:value-type="boolean" office:boolean-value="true">
            <text:p>ИСТИНА</text:p>
          </table:table-cell>
          <table:table-cell/>
          <table:table-cell table:formula="of:=[.C15]/[.G15]" office:value-type="float" office:value="2.3066338295604">
            <text:p>2,30663382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990100358126349">
            <text:p>0,0099010036</text:p>
          </table:table-cell>
          <table:table-cell/>
          <table:table-cell table:formula="of:=[.B16]=[.F16]" office:value-type="boolean" office:boolean-value="true">
            <text:p>ИСТИНА</text:p>
          </table:table-cell>
          <table:table-cell table:formula="of:=[.F4]=[.F16]" office:value-type="boolean" office:boolean-value="true">
            <text:p>ИСТИНА</text:p>
          </table:table-cell>
          <table:table-cell/>
          <table:table-cell table:formula="of:=[.C16]/[.G16]" office:value-type="float" office:value="3.78649594278977">
            <text:p>3,7864959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449512890626177">
            <text:p>0,0449512891</text:p>
          </table:table-cell>
          <table:table-cell/>
          <table:table-cell table:formula="of:=[.B17]=[.F17]" office:value-type="boolean" office:boolean-value="true">
            <text:p>ИСТИНА</text:p>
          </table:table-cell>
          <table:table-cell table:formula="of:=[.F5]=[.F17]" office:value-type="boolean" office:boolean-value="true">
            <text:p>ИСТИНА</text:p>
          </table:table-cell>
          <table:table-cell/>
          <table:table-cell table:formula="of:=[.C17]/[.G17]" office:value-type="float" office:value="4.2575006233082">
            <text:p>4,25750062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649244691083">
            <text:p>0,1064924469</text:p>
          </table:table-cell>
          <table:table-cell/>
          <table:table-cell table:formula="of:=[.B18]=[.F18]" office:value-type="boolean" office:boolean-value="true">
            <text:p>ИСТИНА</text:p>
          </table:table-cell>
          <table:table-cell table:formula="of:=[.F6]=[.F18]" office:value-type="boolean" office:boolean-value="true">
            <text:p>ИСТИНА</text:p>
          </table:table-cell>
          <table:table-cell/>
          <table:table-cell table:formula="of:=[.C18]/[.G18]" office:value-type="float" office:value="8.19600192286318">
            <text:p>8,19600192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43254559061196">
            <text:p>0,4432545591</text:p>
          </table:table-cell>
          <table:table-cell/>
          <table:table-cell table:formula="of:=[.B19]=[.F19]" office:value-type="boolean" office:boolean-value="true">
            <text:p>ИСТИНА</text:p>
          </table:table-cell>
          <table:table-cell table:formula="of:=[.F7]=[.F19]" office:value-type="boolean" office:boolean-value="true">
            <text:p>ИСТИНА</text:p>
          </table:table-cell>
          <table:table-cell/>
          <table:table-cell table:formula="of:=[.C19]/[.G19]" office:value-type="float" office:value="8.39244591181795">
            <text:p>8,39244591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.21571817224335">
            <text:p>2,2157181722</text:p>
          </table:table-cell>
          <table:table-cell/>
          <table:table-cell table:formula="of:=[.B20]=[.F20]" office:value-type="boolean" office:boolean-value="true">
            <text:p>ИСТИНА</text:p>
          </table:table-cell>
          <table:table-cell table:formula="of:=[.F8]=[.F20]" office:value-type="boolean" office:boolean-value="true">
            <text:p>ИСТИНА</text:p>
          </table:table-cell>
          <table:table-cell/>
          <table:table-cell table:formula="of:=[.C20]/[.G20]" office:value-type="float" office:value="8.72553359290626">
            <text:p>8,7255335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7.81998862921336">
            <text:p>7,8199886292</text:p>
          </table:table-cell>
          <table:table-cell/>
          <table:table-cell table:formula="of:=[.B21]=[.F21]" office:value-type="boolean" office:boolean-value="true">
            <text:p>ИСТИНА</text:p>
          </table:table-cell>
          <table:table-cell table:formula="of:=[.F9]=[.F21]" office:value-type="boolean" office:boolean-value="true">
            <text:p>ИСТИНА</text:p>
          </table:table-cell>
          <table:table-cell/>
          <table:table-cell table:formula="of:=[.C21]/[.G21]" office:value-type="float" office:value="14.0096809293654">
            <text:p>14,00968092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0.9473571988304">
            <text:p>40,9473571988</text:p>
          </table:table-cell>
          <table:table-cell/>
          <table:table-cell table:formula="of:=[.B22]=[.F22]" office:value-type="boolean" office:boolean-value="true">
            <text:p>ИСТИНА</text:p>
          </table:table-cell>
          <table:table-cell table:formula="of:=[.F10]=[.F22]" office:value-type="boolean" office:boolean-value="true">
            <text:p>ИСТИНА</text:p>
          </table:table-cell>
          <table:table-cell/>
          <table:table-cell table:formula="of:=[.C22]/[.G22]" office:value-type="float" office:value="12.3329080155535">
            <text:p>12,33290801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43.749987022472">
            <text:p>243,7499870225</text:p>
          </table:table-cell>
          <table:table-cell/>
          <table:table-cell table:formula="of:=[.B23]=[.F23]" office:value-type="boolean" office:boolean-value="true">
            <text:p>ИСТИНА</text:p>
          </table:table-cell>
          <table:table-cell table:formula="of:=[.F11]=[.F23]" office:value-type="boolean" office:boolean-value="true">
            <text:p>ИСТИНА</text:p>
          </table:table-cell>
          <table:table-cell/>
          <table:table-cell table:formula="of:=[.C23]/[.G23]" office:value-type="float" office:value="11.9589749542975">
            <text:p>11,958974954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[.C1]/[.C13]" office:value-type="float" office:value="22.4423889621327">
            <text:p>22,4423889621</text:p>
          </table:table-cell>
          <table:table-cell table:number-columns-repeated="3"/>
          <table:table-cell table:formula="of:=[.G1]/[.G13]" office:value-type="float" office:value="28.9895229590575">
            <text:p>28,98952295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]/[.C14]" office:value-type="float" office:value="31.9298057765342">
            <text:p>31,9298057765</text:p>
          </table:table-cell>
          <table:table-cell table:number-columns-repeated="3"/>
          <table:table-cell table:formula="of:=[.G2]/[.G14]" office:value-type="float" office:value="29.4046017846212">
            <text:p>29,40460178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/[.C15]" office:value-type="float" office:value="19.8803511066901">
            <text:p>19,8803511067</text:p>
          </table:table-cell>
          <table:table-cell table:number-columns-repeated="3"/>
          <table:table-cell table:formula="of:=[.G3]/[.G15]" office:value-type="float" office:value="30.7667642121482">
            <text:p>30,76676421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/[.C16]" office:value-type="float" office:value="18.3153929622569">
            <text:p>18,3153929623</text:p>
          </table:table-cell>
          <table:table-cell table:number-columns-repeated="3"/>
          <table:table-cell table:formula="of:=[.G4]/[.G16]" office:value-type="float" office:value="29.1915617238844">
            <text:p>29,19156172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/[.C17]" office:value-type="float" office:value="21.7045333991539">
            <text:p>21,7045333992</text:p>
          </table:table-cell>
          <table:table-cell table:number-columns-repeated="3"/>
          <table:table-cell table:formula="of:=[.G5]/[.G17]" office:value-type="float" office:value="23.5314125280708">
            <text:p>23,53141252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/[.C18]" office:value-type="float" office:value="13.7342872950281">
            <text:p>13,734287295</text:p>
          </table:table-cell>
          <table:table-cell table:number-columns-repeated="3"/>
          <table:table-cell table:formula="of:=[.G6]/[.G18]" office:value-type="float" office:value="32.2051686816967">
            <text:p>32,20516868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]/[.C19]" office:value-type="float" office:value="15.8443521276644">
            <text:p>15,8443521277</text:p>
          </table:table-cell>
          <table:table-cell table:number-columns-repeated="3"/>
          <table:table-cell table:formula="of:=[.G7]/[.G19]" office:value-type="float" office:value="30.0303369047393">
            <text:p>30,03033690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]/[.C20]" office:value-type="float" office:value="20.2241306234349">
            <text:p>20,2241306234</text:p>
          </table:table-cell>
          <table:table-cell table:number-columns-repeated="3"/>
          <table:table-cell table:formula="of:=[.G8]/[.G20]" office:value-type="float" office:value="25.5350862276978">
            <text:p>25,53508622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/[.C21]" office:value-type="float" office:value="12.5963467299402">
            <text:p>12,5963467299</text:p>
          </table:table-cell>
          <table:table-cell table:number-columns-repeated="3"/>
          <table:table-cell table:formula="of:=[.G9]/[.G21]" office:value-type="float" office:value="41.6027405868568">
            <text:p>41,60274058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/[.C22]" office:value-type="float" office:value="13.9029698844098">
            <text:p>13,9029698844</text:p>
          </table:table-cell>
          <table:table-cell table:number-columns-repeated="3"/>
          <table:table-cell table:formula="of:=[.G10]/[.G22]" office:value-type="float" office:value="27.8406154386091">
            <text:p>27,84061543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/[.C23]" office:value-type="float" office:value="13.5602057610617">
            <text:p>13,5602057611</text:p>
          </table:table-cell>
          <table:table-cell table:number-columns-repeated="3"/>
          <table:table-cell table:formula="of:=[.G11]/[.G23]" office:value-type="float" office:value="24.3076920975881">
            <text:p>24,3076920976</text:p>
          </table:table-cell>
          <table:table-cell table:number-columns-repeated="5"/>
        </table:table-row>
      </table:table>
      <table:table table:name="Лист3" table:style-name="ta1">
        <table:shapes>
          <draw:frame draw:z-index="0" draw:style-name="gr1" svg:width="10.992cm" svg:height="5.76cm" svg:x="9.021cm" svg:y="0cm">
            <draw:object draw:notify-on-update-of-ranges="Лист3.A1:Лист3.A11 Лист3.C1:Лист3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896cm" svg:height="5.413cm" svg:x="9.061cm" svg:y="5.894cm">
            <draw:object draw:notify-on-update-of-ranges="Лист3.A14:Лист3.A24 Лист3.C14:Лист3.C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0707970634902457">
            <text:p>0,0070797063</text:p>
          </table:table-cell>
          <table:table-cell office:value-type="float" office:value="0.0212765502354788">
            <text:p>0,0212765502</text:p>
          </table:table-cell>
          <table:table-cell table:formula="of:=[.B1]*[.C$12]" office:value-type="float" office:value="0.0212765502354788">
            <text:p>0,0212765502</text:p>
          </table:table-cell>
        </table:table-row>
        <table:table-row table:style-name="ro1">
          <table:table-cell office:value-type="float" office:value="0.041656700677011">
            <text:p>0,0416567007</text:p>
          </table:table-cell>
          <table:table-cell office:value-type="float" office:value="0.0411180555555556">
            <text:p>0,0411180556</text:p>
          </table:table-cell>
          <table:table-cell table:formula="of:=[.B2]*[.C$12]" office:value-type="float" office:value="0.0411180555555556">
            <text:p>0,0411180556</text:p>
          </table:table-cell>
        </table:table-row>
        <table:table-row table:style-name="ro1">
          <table:table-cell office:value-type="float" office:value="0.139383030389094">
            <text:p>0,1393830304</text:p>
          </table:table-cell>
          <table:table-cell office:value-type="float" office:value="0.0935166666666667">
            <text:p>0,0935166667</text:p>
          </table:table-cell>
          <table:table-cell table:formula="of:=[.B3]*[.C$12]" office:value-type="float" office:value="0.0935166666666667">
            <text:p>0,0935166667</text:p>
          </table:table-cell>
        </table:table-row>
        <table:table-row table:style-name="ro1">
          <table:table-cell office:value-type="float" office:value="0.686646094833568">
            <text:p>0,6866460948</text:p>
          </table:table-cell>
          <table:table-cell office:value-type="float" office:value="0.289025757170853">
            <text:p>0,2890257572</text:p>
          </table:table-cell>
          <table:table-cell table:formula="of:=[.B4]*[.C$12]" office:value-type="float" office:value="0.289025757170853">
            <text:p>0,2890257572</text:p>
          </table:table-cell>
        </table:table-row>
        <table:table-row table:style-name="ro1">
          <table:table-cell office:value-type="float" office:value="4.15381666666667">
            <text:p>4,1538166667</text:p>
          </table:table-cell>
          <table:table-cell office:value-type="float" office:value="1.05776732660102">
            <text:p>1,0577673266</text:p>
          </table:table-cell>
          <table:table-cell table:formula="of:=[.B5]*[.C$12]" office:value-type="float" office:value="1.05776732660102">
            <text:p>1,0577673266</text:p>
          </table:table-cell>
        </table:table-row>
        <table:table-row table:style-name="ro1">
          <table:table-cell office:value-type="float" office:value="11.9874548780488">
            <text:p>11,987454878</text:p>
          </table:table-cell>
          <table:table-cell office:value-type="float" office:value="3.42960721608991">
            <text:p>3,4296072161</text:p>
          </table:table-cell>
          <table:table-cell table:formula="of:=[.B6]*[.C$12]" office:value-type="float" office:value="3.42960721608991">
            <text:p>3,4296072161</text:p>
          </table:table-cell>
        </table:table-row>
        <table:table-row table:style-name="ro1">
          <table:table-cell office:value-type="float" office:value="58.9408300784786">
            <text:p>58,9408300785</text:p>
          </table:table-cell>
          <table:table-cell office:value-type="float" office:value="13.3110837431694">
            <text:p>13,3110837432</text:p>
          </table:table-cell>
          <table:table-cell table:formula="of:=[.B7]*[.C$12]" office:value-type="float" office:value="13.3110837431694">
            <text:p>13,3110837432</text:p>
          </table:table-cell>
        </table:table-row>
        <table:table-row table:style-name="ro1">
          <table:table-cell office:value-type="float" office:value="390.999656700677">
            <text:p>390,9996567007</text:p>
          </table:table-cell>
          <table:table-cell office:value-type="float" office:value="56.578554584511">
            <text:p>56,5785545845</text:p>
          </table:table-cell>
          <table:table-cell table:formula="of:=[.B8]*[.C$12]" office:value-type="float" office:value="56.578554584511">
            <text:p>56,5785545845</text:p>
          </table:table-cell>
        </table:table-row>
        <table:table-row table:style-name="ro1">
          <table:table-cell office:value-type="float" office:value="1379.99963814396">
            <text:p>1379,999638144</text:p>
          </table:table-cell>
          <table:table-cell office:value-type="float" office:value="325.332958333333">
            <text:p>325,3329583333</text:p>
          </table:table-cell>
          <table:table-cell table:formula="of:=[.B9]*[.C$12]" office:value-type="float" office:value="325.332958333333">
            <text:p>325,3329583333</text:p>
          </table:table-cell>
        </table:table-row>
        <table:table-row table:style-name="ro1">
          <table:table-cell office:value-type="float" office:value="7020.99965">
            <text:p>7020,99965</text:p>
          </table:table-cell>
          <table:table-cell office:value-type="float" office:value="1139.999625">
            <text:p>1139,999625</text:p>
          </table:table-cell>
          <table:table-cell table:formula="of:=[.B10]*[.C$12]" office:value-type="float" office:value="1139.999625">
            <text:p>1139,999625</text:p>
          </table:table-cell>
        </table:table-row>
        <table:table-row table:style-name="ro1">
          <table:table-cell office:value-type="float" office:value="39527.9996567007">
            <text:p>39527,9996567007</text:p>
          </table:table-cell>
          <table:table-cell office:value-type="float" office:value="5924.99963333333">
            <text:p>5924,9996333333</text:p>
          </table:table-cell>
          <table:table-cell table:formula="of:=[.B11]*[.C$12]" office:value-type="float" office:value="5924.99963333333">
            <text:p>5924,999633333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00315461351328071">
            <text:p>0,0003154614</text:p>
          </table:table-cell>
          <table:table-cell office:value-type="float" office:value="0.000733939301641083">
            <text:p>0,0007339393</text:p>
          </table:table-cell>
          <table:table-cell table:formula="of:=[.B14]*[.C$25]" office:value-type="float" office:value="0.000733939301641083">
            <text:p>0,0007339393</text:p>
          </table:table-cell>
        </table:table-row>
        <table:table-row table:style-name="ro1">
          <table:table-cell office:value-type="float" office:value="0.00130463370082963">
            <text:p>0,0013046337</text:p>
          </table:table-cell>
          <table:table-cell office:value-type="float" office:value="0.00139835444318313">
            <text:p>0,0013983544</text:p>
          </table:table-cell>
          <table:table-cell table:formula="of:=[.B15]*[.C$25]" office:value-type="float" office:value="0.00139835444318313">
            <text:p>0,0013983544</text:p>
          </table:table-cell>
        </table:table-row>
        <table:table-row table:style-name="ro1">
          <table:table-cell office:value-type="float" office:value="0.00701109500738087">
            <text:p>0,007011095</text:p>
          </table:table-cell>
          <table:table-cell office:value-type="float" office:value="0.00303953532525666">
            <text:p>0,0030395353</text:p>
          </table:table-cell>
          <table:table-cell table:formula="of:=[.B16]*[.C$25]" office:value-type="float" office:value="0.00303953532525666">
            <text:p>0,0030395353</text:p>
          </table:table-cell>
        </table:table-row>
        <table:table-row table:style-name="ro1">
          <table:table-cell office:value-type="float" office:value="0.0374901098900012">
            <text:p>0,0374901099</text:p>
          </table:table-cell>
          <table:table-cell office:value-type="float" office:value="0.00990100358126349">
            <text:p>0,0099010036</text:p>
          </table:table-cell>
          <table:table-cell table:formula="of:=[.B17]*[.C$25]" office:value-type="float" office:value="0.00990100358126349">
            <text:p>0,0099010036</text:p>
          </table:table-cell>
        </table:table-row>
        <table:table-row table:style-name="ro1">
          <table:table-cell office:value-type="float" office:value="0.191380141202602">
            <text:p>0,1913801412</text:p>
          </table:table-cell>
          <table:table-cell office:value-type="float" office:value="0.0449512890626177">
            <text:p>0,0449512891</text:p>
          </table:table-cell>
          <table:table-cell table:formula="of:=[.B18]*[.C$25]" office:value-type="float" office:value="0.0449512890626177">
            <text:p>0,0449512891</text:p>
          </table:table-cell>
        </table:table-row>
        <table:table-row table:style-name="ro1">
          <table:table-cell office:value-type="float" office:value="0.872812299651568">
            <text:p>0,8728122997</text:p>
          </table:table-cell>
          <table:table-cell office:value-type="float" office:value="0.10649244691083">
            <text:p>0,1064924469</text:p>
          </table:table-cell>
          <table:table-cell table:formula="of:=[.B19]*[.C$25]" office:value-type="float" office:value="0.10649244691083">
            <text:p>0,1064924469</text:p>
          </table:table-cell>
        </table:table-row>
        <table:table-row table:style-name="ro1">
          <table:table-cell office:value-type="float" office:value="3.7199899120878">
            <text:p>3,7199899121</text:p>
          </table:table-cell>
          <table:table-cell office:value-type="float" office:value="0.443254559061196">
            <text:p>0,4432545591</text:p>
          </table:table-cell>
          <table:table-cell table:formula="of:=[.B20]*[.C$25]" office:value-type="float" office:value="0.443254559061196">
            <text:p>0,4432545591</text:p>
          </table:table-cell>
        </table:table-row>
        <table:table-row table:style-name="ro1">
          <table:table-cell office:value-type="float" office:value="19.3333233443222">
            <text:p>19,3333233443</text:p>
          </table:table-cell>
          <table:table-cell office:value-type="float" office:value="2.21571817224335">
            <text:p>2,2157181722</text:p>
          </table:table-cell>
          <table:table-cell table:formula="of:=[.B21]*[.C$25]" office:value-type="float" office:value="2.21571817224335">
            <text:p>2,2157181722</text:p>
          </table:table-cell>
        </table:table-row>
        <table:table-row table:style-name="ro1">
          <table:table-cell office:value-type="float" office:value="109.555545566544">
            <text:p>109,5555455665</text:p>
          </table:table-cell>
          <table:table-cell office:value-type="float" office:value="7.81998862921336">
            <text:p>7,8199886292</text:p>
          </table:table-cell>
          <table:table-cell table:formula="of:=[.B22]*[.C$25]" office:value-type="float" office:value="7.81998862921336">
            <text:p>7,8199886292</text:p>
          </table:table-cell>
        </table:table-row>
        <table:table-row table:style-name="ro1">
          <table:table-cell office:value-type="float" office:value="504.999989813187">
            <text:p>504,9999898132</text:p>
          </table:table-cell>
          <table:table-cell office:value-type="float" office:value="40.9473571988304">
            <text:p>40,9473571988</text:p>
          </table:table-cell>
          <table:table-cell table:formula="of:=[.B23]*[.C$25]" office:value-type="float" office:value="40.9473571988304">
            <text:p>40,9473571988</text:p>
          </table:table-cell>
        </table:table-row>
        <table:table-row table:style-name="ro1">
          <table:table-cell office:value-type="float" office:value="2914.99998991209">
            <text:p>2914,9999899121</text:p>
          </table:table-cell>
          <table:table-cell office:value-type="float" office:value="243.749987022472">
            <text:p>243,7499870225</text:p>
          </table:table-cell>
          <table:table-cell table:formula="of:=[.B24]*[.C$25]" office:value-type="float" office:value="243.749987022472">
            <text:p>243,749987022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23:26:15.28</meta:creation-date>
    <dc:date>2012-12-31T12:14:01.27</dc:date>
    <meta:editing-duration>PT11H18M55S</meta:editing-duration>
    <meta:editing-cycles>1</meta:editing-cycles>
    <meta:document-statistic meta:table-count="3" meta:cell-count="481" meta:object-count="3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3cm" svg:height="5.761cm" xlink:href=".." xlink:type="simple" chart:class="chart:line" chart:style-name="ch1">
        <chart:plot-area chart:style-name="ch2" table:cell-range-address="Лист3.A1:Лист3.A11 Лист3.C1:Лист3.C11" svg:x="0.669cm" svg:y="0.595cm" svg:width="9.886cm" svg:height="4.631cm">
          <chartooo:coordinate-region svg:x="2.216cm" svg:y="0.808cm" svg:width="8.152cm" svg:height="3.7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:Лист3.A11" chart:class="chart:line">
            <chart:data-point chart:repeated="11"/>
          </chart:series>
          <chart:series chart:style-name="ch7" chart:values-cell-range-address="Лист3.C1:Лист3.C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07970634902457">
                <text:p>0.00707970634902457</text:p>
                <draw:g>
                  <svg:desc>Лист3.A1:Лист3.A11</svg:desc>
                </draw:g>
              </table:table-cell>
              <table:table-cell office:value-type="float" office:value="0.0212765502354788">
                <text:p>0.0212765502354788</text:p>
                <draw:g>
                  <svg:desc>Лист3.C1:Лист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56700677011">
                <text:p>0.041656700677011</text:p>
              </table:table-cell>
              <table:table-cell office:value-type="float" office:value="0.0411180555555556">
                <text:p>0.0411180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383030389094">
                <text:p>0.139383030389094</text:p>
              </table:table-cell>
              <table:table-cell office:value-type="float" office:value="0.0935166666666667">
                <text:p>0.093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6646094833568">
                <text:p>0.686646094833568</text:p>
              </table:table-cell>
              <table:table-cell office:value-type="float" office:value="0.289025757170853">
                <text:p>0.289025757170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381666666667">
                <text:p>4.15381666666667</text:p>
              </table:table-cell>
              <table:table-cell office:value-type="float" office:value="1.05776732660102">
                <text:p>1.0577673266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874548780488">
                <text:p>11.9874548780488</text:p>
              </table:table-cell>
              <table:table-cell office:value-type="float" office:value="3.42960721608991">
                <text:p>3.42960721608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9408300784786">
                <text:p>58.9408300784786</text:p>
              </table:table-cell>
              <table:table-cell office:value-type="float" office:value="13.3110837431694">
                <text:p>13.311083743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999656700677">
                <text:p>390.999656700677</text:p>
              </table:table-cell>
              <table:table-cell office:value-type="float" office:value="56.578554584511">
                <text:p>56.578554584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99963814396">
                <text:p>1379.99963814396</text:p>
              </table:table-cell>
              <table:table-cell office:value-type="float" office:value="325.332958333333">
                <text:p>325.33295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0.99965">
                <text:p>7020.99965</text:p>
              </table:table-cell>
              <table:table-cell office:value-type="float" office:value="1139.999625">
                <text:p>1139.99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27.9996567007">
                <text:p>39527.9996567007</text:p>
              </table:table-cell>
              <table:table-cell office:value-type="float" office:value="5924.99963333333">
                <text:p>5924.9996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97cm" svg:height="5.414cm" xlink:href=".." xlink:type="simple" chart:class="chart:line" chart:style-name="ch1">
        <chart:plot-area chart:style-name="ch2" table:cell-range-address="Лист3.A14:Лист3.A24 Лист3.C14:Лист3.C24" svg:x="0.667cm" svg:y="0.567cm" svg:width="9.796cm" svg:height="4.319cm">
          <chartooo:coordinate-region svg:x="1.95cm" svg:y="0.779cm" svg:width="8.326cm" svg:height="3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4:Лист3.A24" chart:class="chart:line">
            <chart:data-point chart:repeated="11"/>
          </chart:series>
          <chart:series chart:style-name="ch7" chart:values-cell-range-address="Лист3.C14:Лист3.C2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5461351328071">
                <text:p>0.000315461351328071</text:p>
                <draw:g>
                  <svg:desc>Лист3.A14:Лист3.A24</svg:desc>
                </draw:g>
              </table:table-cell>
              <table:table-cell office:value-type="float" office:value="0.000733939301641083">
                <text:p>0.000733939301641083</text:p>
                <draw:g>
                  <svg:desc>Лист3.C14:Лист3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63370082963">
                <text:p>0.00130463370082963</text:p>
              </table:table-cell>
              <table:table-cell office:value-type="float" office:value="0.00139835444318313">
                <text:p>0.001398354443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1109500738087">
                <text:p>0.00701109500738087</text:p>
              </table:table-cell>
              <table:table-cell office:value-type="float" office:value="0.00303953532525666">
                <text:p>0.00303953532525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4901098900012">
                <text:p>0.0374901098900012</text:p>
              </table:table-cell>
              <table:table-cell office:value-type="float" office:value="0.00990100358126349">
                <text:p>0.0099010035812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380141202602">
                <text:p>0.191380141202602</text:p>
              </table:table-cell>
              <table:table-cell office:value-type="float" office:value="0.0449512890626177">
                <text:p>0.044951289062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812299651568">
                <text:p>0.872812299651568</text:p>
              </table:table-cell>
              <table:table-cell office:value-type="float" office:value="0.10649244691083">
                <text:p>0.1064924469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99899120878">
                <text:p>3.7199899120878</text:p>
              </table:table-cell>
              <table:table-cell office:value-type="float" office:value="0.443254559061196">
                <text:p>0.4432545590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333233443222">
                <text:p>19.3333233443222</text:p>
              </table:table-cell>
              <table:table-cell office:value-type="float" office:value="2.21571817224335">
                <text:p>2.2157181722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555545566544">
                <text:p>109.555545566544</text:p>
              </table:table-cell>
              <table:table-cell office:value-type="float" office:value="7.81998862921336">
                <text:p>7.81998862921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999989813187">
                <text:p>504.999989813187</text:p>
              </table:table-cell>
              <table:table-cell office:value-type="float" office:value="40.9473571988304">
                <text:p>40.9473571988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4.99998991209">
                <text:p>2914.99998991209</text:p>
              </table:table-cell>
              <table:table-cell office:value-type="float" office:value="243.749987022472">
                <text:p>243.74998702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I1:Лист1.I24" svg:x="0.77cm" svg:y="0.855cm" svg:width="14.59cm" svg:height="7.545cm">
          <chartooo:coordinate-region svg:x="1.497cm" svg:y="1.067cm" svg:width="13.677cm" svg:height="6.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I1:Лист1.I24" chart:class="chart:line"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534042100073">
                <text:p>1.07534042100073</text:p>
                <draw:g>
                  <svg:desc>Лист1.I1:Лист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129679687724">
                <text:p>1.1012967968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458172367013">
                <text:p>1.1245817236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1349969700518">
                <text:p>0.76134996970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850466687169">
                <text:p>1.1385046668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45105207245">
                <text:p>1.1224510520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454841616416">
                <text:p>1.08454841616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258075798875">
                <text:p>1.1225807579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827555844813">
                <text:p>1.12827555844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0598300966">
                <text:p>1.0790598300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917043768718">
                <text:p>1.0991704376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141178879022">
                <text:p>1.0314117887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862009344374">
                <text:p>1.0586200934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610230618714">
                <text:p>1.09610230618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4733320027658">
                <text:p>1.14733320027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460191876168">
                <text:p>1.20460191876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021550434463">
                <text:p>1.1102155043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33295810576">
                <text:p>1.1533295810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920152659325">
                <text:p>1.24920152659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263658864724">
                <text:p>1.0926365886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50572778021">
                <text:p>1.08650572778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337207483595">
                <text:p>1.07337207483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